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 worker</text:h>
      <text:p text:style-name="Text_20_body">1x10 requests in 422 ms</text:p>
      <text:p text:style-name="Text_20_body">2x10 requests in 827 ms</text:p>
      <text:p text:style-name="Text_20_body">4x10 requests in 1653 ms</text:p>
      <text:p text:style-name="Text_20_body">The requests continues to scale linearly</text:p>
      <text:h text:style-name="Heading_20_2" text:outline-level="2">10 workers</text:h>
      <text:p text:style-name="Text_20_body">1x10 requests in 420 ms</text:p>
      <text:p text:style-name="Text_20_body">2x10 requests in 427 ms</text:p>
      <text:p text:style-name="Text_20_body">4x10 requests in 428 ms</text:p>
      <text:p text:style-name="Text_20_body">8x10 requests in 436 ms</text:p>
      <text:p text:style-name="Text_20_body">16x10 requests in 747 ms</text:p>
      <text:p text:style-name="Text_20_body">32x10 requests in 1372 ms</text:p>
      <text:p text:style-name="Text_20_body">64x10 requests in 2716 ms</text:p>
      <text:p text:style-name="Text_20_body">128x10 requests in 8118 ms</text:p>
      <text:p text:style-name="Text_20_body">After this the value gets really unstable and rises a lot. Why??</text:p>
      <text:h text:style-name="Heading_20_2" text:outline-level="2">100 workers</text:h>
      <text:p text:style-name="Text_20_body">1x10 requests in 422 ms</text:p>
      <text:p text:style-name="Text_20_body">2x10 requests in 421 ms</text:p>
      <text:p text:style-name="Text_20_body">4x10 requests in 425 ms</text:p>
      <text:p text:style-name="Text_20_body">16x10 requests in 439 ms</text:p>
      <text:p text:style-name="Text_20_body">32x10 requests in 440 ms</text:p>
      <text:p text:style-name="Text_20_body">64x10 requests in 4714 ms</text:p>
      <text:p text:style-name="Text_20_body">64x10 requests in 2472 ms</text:p>
      <text:p text:style-name="Text_20_body">64x10 requests in 2487 ms</text:p>
      <text:p text:style-name="Text_20_body">128x10 requests in 2719 ms</text:p>
      <text:p text:style-name="Text_20_body">256x10 requests in 5749 ms</text:p>
      <text:p text:style-name="Text_20_body">256x10 requests in 3766 ms</text:p>
      <text:h text:style-name="Heading_20_2" text:outline-level="2"><text:soft-page-break/>1000 workers</text:h>
      <text:p text:style-name="Text_20_body">1x10 requests in 422 ms</text:p>
      <text:p text:style-name="Text_20_body">2x10 requests in 424 ms</text:p>
      <text:p text:style-name="Text_20_body">4x10 requests in 428 ms</text:p>
      <text:p text:style-name="Text_20_body">8x10 requests in 437 ms</text:p>
      <text:p text:style-name="Text_20_body">16x10 requests in 436 ms</text:p>
      <text:p text:style-name="Text_20_body">32x10 requests in 1457 ms</text:p>
      <text:p text:style-name="Text_20_body">64x10 requests in 2498 ms</text:p>
      <text:p text:style-name="Text_20_body">128x10 requests in 2482 ms</text:p>
      <text:p text:style-name="Text_20_body">256x10 requests in 4766 ms</text:p>
      <text:p text:style-name="Text_20_body">Unusable after this.</text:p>
      <text:h text:style-name="Heading_20_2" text:outline-level="2">Threded</text:h>
      <text:p text:style-name="Text_20_body">1x10 requests in 426 ms</text:p>
      <text:p text:style-name="Text_20_body">2x10 requests in 420 ms</text:p>
      <text:p text:style-name="Text_20_body">4x10 requests in 420 ms</text:p>
      <text:p text:style-name="Text_20_body">8x10 requests in 430 ms</text:p>
      <text:p text:style-name="Text_20_body">16x10 requests in 1445 ms</text:p>
      <text:p text:style-name="Text_20_body">32x10 requests in 1458 ms</text:p>
      <text:p text:style-name="Text_20_body">64x10 requests in 1986 ms</text:p>
      <text:p text:style-name="Text_20_body">128x10 requests in 27575 ms</text:p>
      <text:p text:style-name="Text_20_body">This gets really unstable here... Virtually unusable after more than 128 parallel requests.</text:p>
      <text:p text:style-name="Text_20_body">100 workers seems to be most stable and scale the best. Let's continue experiments with that value.</text:p>
      <text:h text:style-name="Heading_20_2" text:outline-level="2">50 requests: 100 workers</text:h>
      <text:p text:style-name="Text_20_body">1x50 requests in 2112 ms</text:p>
      <text:p text:style-name="Text_20_body">2x50 requests in 2107 ms</text:p>
      <text:p text:style-name="Text_20_body">4x50 requests in 2137 ms</text:p>
      <text:p text:style-name="Text_20_body">8x50 requests in 2130 ms</text:p>
      <text:p text:style-name="Text_20_body"><text:soft-page-break/>16x50 requests in 3113 ms</text:p>
      <text:p text:style-name="Text_20_body">32x50 requests in 3342 ms</text:p>
      <text:p text:style-name="Text_20_body">64x50 requests in 9786 ms</text:p>
      <text:p text:style-name="Text_20_body">64x50 requests in 6403 ms</text:p>
      <text:p text:style-name="Text_20_body">128x50 requests in 6614 ms</text:p>
      <text:p text:style-name="Text_20_body">256x50 requests in 7909 ms</text:p>
      <text:p text:style-name="Text_20_body">After this unusable</text:p>
      <text:h text:style-name="Heading_20_2" text:outline-level="2">100 requests 100 workers</text:h>
      <text:p text:style-name="Text_20_body">1x100 requests in 4211 ms</text:p>
      <text:p text:style-name="Text_20_body">2x100 requests in 4217 ms</text:p>
      <text:p text:style-name="Text_20_body">4x100 requests in 4255 ms</text:p>
      <text:p text:style-name="Text_20_body">8x100 requests in 4267 ms</text:p>
      <text:p text:style-name="Text_20_body">16x100 requests in 5250 ms</text:p>
      <text:p text:style-name="Text_20_body">32x100 requests in 6226 ms</text:p>
      <text:p text:style-name="Text_20_body">64x100 requests in 8467 ms</text:p>
      <text:p text:style-name="Text_20_body">128x100 requests in 9588 ms</text:p>
      <text:p text:style-name="Text_20_body">256x100 requests in 57785 m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5:49:24.071317126</meta:creation-date>
    <dc:date>2017-09-09T15:50:03.513092901</dc:date>
    <meta:editing-duration>PT40S</meta:editing-duration>
    <meta:editing-cycles>1</meta:editing-cycles>
    <meta:generator>LibreOffice/5.4.1.2.0$Linux_X86_64 LibreOffice_project/40m0$Build-2</meta:generator>
    <meta:document-statistic meta:table-count="0" meta:image-count="0" meta:object-count="0" meta:page-count="3" meta:paragraph-count="71" meta:word-count="361" meta:character-count="1854" meta:non-whitespace-character-count="1564"/>
  </office:meta>
</office:document-meta>
</file>